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1404417552266507951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Rest about 1 minute and a half mile run uphill in 5:48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4T16:55:01.52</dc:date>
    <dc:creator>James  Lombardi</dc:creator>
    <meta:editing-duration>P1DT1H29M39S</meta:editing-duration>
    <meta:editing-cycles>116</meta:editing-cycles>
    <meta:generator>OpenOffice/4.1.2$Win32 OpenOffice.org_project/412m3$Build-9782</meta:generator>
    <meta:document-statistic meta:table-count="0" meta:image-count="0" meta:object-count="0" meta:page-count="21" meta:paragraph-count="521" meta:word-count="5569" meta:character-count="27746"/>
  </office:meta>
</office:document-meta>
</file>